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tener el Código Fuente</text:p>
      <text:p text:style-name="P1"/>
      <text:p text:style-name="P1">El código fuente de Haiku se encuentra actualmente en un repositorio de Subversion. El acceso anónimo permitira a cualquiera obtener el código fuente, aunque esta guía tambien provee un metodo de autenticación (no anónimo) para permitir a los colaboradores de Haiku que tengan acceso para realizar cambios en el árbol del código.</text:p>
      <text:p text:style-name="P1"/>
      <text:p text:style-name="P1">Las herramientas no son necesarias cuando se construye desde Haiku, BeOS, o ZETA. Las imágenes preconstruidas de Haiku contienen el software necesario preinstalado. Para BeOS y ZETA, existe un paquete disponible en la pagina de Prerequisitos de Software.</text:p>
      <text:p text:style-name="P1"/>
      <text:p text:style-name="P1">Acceso a SVN – Acceso Anónimo</text:p>
      <text:p text:style-name="P1"/>
      <text:p text:style-name="P1">Acceso a SVN – Colaboradores con permiso de cambios.</text:p>
      <text:p text:style-name="P1"/>
      <text:p text:style-name="P1">Miscelánea</text:p>
      <text:p text:style-name="P1"/>
      <text:p text:style-name="P1"/>
      <text:p text:style-name="Standard">Acceso a SVN – Testers Anónimos</text:p>
      <text:p text:style-name="Standard"/>
      <text:p text:style-name="Standard">Herramientas de Compilación</text:p>
      <text:p text:style-name="Standard"/>
      <text:p text:style-name="Standard">Haiku</text:p>
      <text:p text:style-name="Standard"/>
      <text:p text:style-name="Standard">Acceso a SVN – Colaboradores con permiso de cambios.</text:p>
      <text:p text:style-name="Standard"/>
      <text:p text:style-name="Standard">Herramientas de Compilación</text:p>
      <text:p text:style-name="Standard"/>
      <text:p text:style-name="Standard">Haiku</text:p>
      <text:p text:style-name="Standard"/>
      <text:p text:style-name="Standard"/>
      <text:p text:style-name="P1">Miscelánea</text:p>
      <text:p text:style-name="P1"/>
      <text:p text:style-name="P1">Sistemas de Archivo Sensibles a Mayúsculas</text:p>
      <text:p text:style-name="P1"/>
      <text:p text:style-name="P1">El código fuente de Haiku debe colocarse en un sistema de archivos sensible a mayúsculas</text:p>
      <text:p text:style-name="P1"/>
      <text:p text:style-name="P1">En pocas palabras, un sistema de archivos asi reconoce “ThisIsAFile.txt” y “THISISAFILE.txt” como dos archivos diferentes. Algunos sistemas de archivos que son (o podrian ser) <text:s/>no sensibles a mayúsculas incluyen entre otros FAT32, NTFS, y HFS+. El sistema de archivos HFS+ de Mac OS X <text:s/>por default no es sensible a mayúsculas. Para mayor informacion acerca de como crear un volumen HFS+ sensible a mayúsculas <text:s/>vea este articulo.</text:p>
      <text:p text:style-name="P1"/>
      <text:p text:style-name="P1"/>
      <text:p text:style-name="P1"/>
      <text:p text:style-name="P1"/>
      <text:p text:style-name="P1"/>
      <text:p text:style-name="P1"><text:soft-page-break/>Variable SVN_SSH</text:p>
      <text:p text:style-name="P1"/>
      <text:p text:style-name="P1">Si la cuenta de usuario local es diferente de su usuario en svn.haiku-os.org, la variable SVN_SSH debe establecerse de forma diferente para trabajar usando svn+ssh://</text:p>
      <text:p text:style-name="P1"/>
      <text:p text:style-name="P1">Convertir su repositorio local SVN para usar una url distinta</text:p>
      <text:p text:style-name="P1"/>
      <text:p text:style-name="P1">Si ya ha obtenido el repositorio por medio de SVN y ahora desea usar el protocolo HTTP, puede usar el comando svn switch –relocate. Para mayor información ejecute svn help switch desde un Terminal.</text:p>
      <text:p text:style-name="P1"/>
      <text:p text:style-name="P1">Cambiar Haiku de BerliOS a svn.haiku-os.org</text:p>
      <text:p text:style-name="P1"/>
      <text:p text:style-name="P1">Actualizando los Fuentes</text:p>
      <text:p text:style-name="P1"/>
      <text:p text:style-name="P1">De manera alternativa,se pueden introducir <text:s/>una o multiples rutas <text:s/>a svn update. Esto permitirá ejecuar el siguiente comando desde cualquier directorio. Esto se convierte extremadamente útil is se usa un directorio de objetos externo, o si desea actualizar los directorios de las herramientas de compilacion y de Haiku al mismo tiempo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3T21:09:06.25</meta:creation-date>
    <meta:document-statistic meta:table-count="0" meta:image-count="0" meta:object-count="0" meta:page-count="2" meta:paragraph-count="23" meta:word-count="357" meta:character-count="2255"/>
    <dc:date>2011-02-03T21:29:24.88</dc:date>
    <meta:editing-duration>PT7S</meta:editing-duration>
    <meta:editing-cycles>1</meta:editing-cycles>
    <meta:generator>LibreOffice/3.3$Win32 LibreOffice_project/330m19$Build-6</meta:generator>
  </office:meta>
</office:document-meta>
</file>